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BX12" svg:font-family="CMBX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d5d5" officeooo:paragraph-rsid="0012d5d5"/>
    </style:style>
    <style:style style:name="P2" style:family="paragraph" style:parent-style-name="Standard" style:list-style-name="L3">
      <style:text-properties officeooo:rsid="0012d5d5" officeooo:paragraph-rsid="0013dfc1"/>
    </style:style>
    <style:style style:name="P3" style:family="paragraph" style:parent-style-name="Standard" style:list-style-name="L3">
      <style:text-properties officeooo:rsid="0012d5d5" officeooo:paragraph-rsid="00147e2b"/>
    </style:style>
    <style:style style:name="P4" style:family="paragraph" style:parent-style-name="Standard" style:list-style-name="L3">
      <style:text-properties officeooo:rsid="0012d5d5" officeooo:paragraph-rsid="001a3e13"/>
    </style:style>
    <style:style style:name="P5" style:family="paragraph" style:parent-style-name="Standard" style:list-style-name="L5">
      <style:text-properties officeooo:rsid="0012d5d5" officeooo:paragraph-rsid="0012d5d5"/>
    </style:style>
    <style:style style:name="P6" style:family="paragraph" style:parent-style-name="Standard">
      <style:text-properties officeooo:paragraph-rsid="0012d5d5"/>
    </style:style>
    <style:style style:name="P7" style:family="paragraph" style:parent-style-name="Standard">
      <style:text-properties officeooo:rsid="0013dfc1" officeooo:paragraph-rsid="0013dfc1"/>
    </style:style>
    <style:style style:name="P8" style:family="paragraph" style:parent-style-name="Standard" style:list-style-name="L4">
      <style:text-properties officeooo:rsid="0013dfc1" officeooo:paragraph-rsid="0013dfc1"/>
    </style:style>
    <style:style style:name="P9" style:family="paragraph" style:parent-style-name="Standard">
      <style:text-properties officeooo:rsid="00147e2b" officeooo:paragraph-rsid="00147e2b"/>
    </style:style>
    <style:style style:name="P10" style:family="paragraph" style:parent-style-name="Standard" style:list-style-name="L4">
      <style:text-properties officeooo:rsid="00147e2b" officeooo:paragraph-rsid="00147e2b"/>
    </style:style>
    <style:style style:name="P11" style:family="paragraph" style:parent-style-name="Standard">
      <style:text-properties officeooo:rsid="00147e2b" officeooo:paragraph-rsid="001915f2"/>
    </style:style>
    <style:style style:name="P12" style:family="paragraph" style:parent-style-name="Standard" style:list-style-name="L5">
      <style:text-properties officeooo:paragraph-rsid="0012d5d5"/>
    </style:style>
    <style:style style:name="P13" style:family="paragraph" style:parent-style-name="Standard" style:list-style-name="L6">
      <style:text-properties officeooo:rsid="0014b3c1" officeooo:paragraph-rsid="0014b3c1"/>
    </style:style>
    <style:style style:name="P14" style:family="paragraph" style:parent-style-name="Standard" style:list-style-name="L7">
      <style:text-properties officeooo:rsid="0014b3c1" officeooo:paragraph-rsid="001915f2"/>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text-properties style:text-underline-style="solid" style:text-underline-width="auto" style:text-underline-color="font-color" officeooo:rsid="00147e2b" officeooo:paragraph-rsid="00147e2b"/>
    </style:style>
    <style:style style:name="P18" style:family="paragraph" style:parent-style-name="Standard">
      <style:text-properties style:text-underline-style="solid" style:text-underline-width="auto" style:text-underline-color="font-color" officeooo:rsid="0013dfc1" officeooo:paragraph-rsid="0013dfc1"/>
    </style:style>
    <style:style style:name="P19" style:family="paragraph" style:parent-style-name="Standard">
      <style:text-properties style:text-underline-style="solid" style:text-underline-width="auto" style:text-underline-color="font-color" officeooo:rsid="001cf4c3" officeooo:paragraph-rsid="001cf4c3"/>
    </style:style>
    <style:style style:name="P20" style:family="paragraph" style:parent-style-name="Standard">
      <style:paragraph-properties fo:text-align="start" style:justify-single-word="false"/>
      <style:text-properties fo:font-size="10pt" fo:font-weight="normal" officeooo:paragraph-rsid="001959e3" style:font-size-asian="10pt" style:font-weight-asian="normal" style:font-size-complex="10pt" style:font-weight-complex="normal"/>
    </style:style>
    <style:style style:name="P21" style:family="paragraph" style:parent-style-name="Standard" style:list-style-name="L7">
      <style:text-properties officeooo:rsid="001a3e13" officeooo:paragraph-rsid="001a3e13"/>
    </style:style>
    <style:style style:name="P22" style:family="paragraph" style:parent-style-name="Standard" style:list-style-name="L7">
      <style:text-properties officeooo:rsid="001a3e13" officeooo:paragraph-rsid="001c0696"/>
    </style:style>
    <style:style style:name="P23" style:family="paragraph" style:parent-style-name="Standard">
      <style:text-properties officeooo:rsid="001a3e13" officeooo:paragraph-rsid="001c0696"/>
    </style:style>
    <style:style style:name="P24" style:family="paragraph" style:parent-style-name="Standard">
      <style:text-properties officeooo:rsid="001cf4c3" officeooo:paragraph-rsid="001cf4c3"/>
    </style:style>
    <style:style style:name="P25" style:family="paragraph" style:parent-style-name="Standard" style:list-style-name="L8">
      <style:text-properties officeooo:rsid="001cf4c3" officeooo:paragraph-rsid="001cf4c3"/>
    </style:style>
    <style:style style:name="P26" style:family="paragraph" style:parent-style-name="Standard">
      <style:paragraph-properties fo:break-before="page"/>
      <style:text-properties style:text-underline-style="solid" style:text-underline-width="auto" style:text-underline-color="font-color" officeooo:rsid="00147e2b" officeooo:paragraph-rsid="001915f2"/>
    </style:style>
    <style:style style:name="P27" style:family="paragraph" style:parent-style-name="Footer">
      <style:text-properties fo:font-size="10pt" officeooo:rsid="001959e3" officeooo:paragraph-rsid="001959e3" style:font-size-asian="10pt" style:font-size-complex="10pt"/>
    </style:style>
    <style:style style:name="P28" style:family="paragraph" style:parent-style-name="Footer">
      <style:paragraph-properties fo:text-align="start" style:justify-single-word="false"/>
      <style:text-properties fo:font-size="10pt" officeooo:rsid="001959e3" officeooo:paragraph-rsid="001959e3" style:font-size-asian="10pt" style:font-size-complex="10pt"/>
    </style:style>
    <style:style style:name="T1" style:family="text">
      <style:text-properties style:font-name="CMBX12"/>
    </style:style>
    <style:style style:name="T2" style:family="text">
      <style:text-properties style:font-name="CMBX12" fo:font-size="12pt" style:font-size-asian="12pt"/>
    </style:style>
    <style:style style:name="T3" style:family="text">
      <style:text-properties style:font-name="CMBX12" fo:font-size="12pt" officeooo:rsid="0012d5d5" style:font-size-asian="12pt"/>
    </style:style>
    <style:style style:name="T4" style:family="text">
      <style:text-properties style:font-name="CMBX12" fo:font-size="12pt" officeooo:rsid="0013dfc1" style:font-size-asian="12pt"/>
    </style:style>
    <style:style style:name="T5" style:family="text">
      <style:text-properties style:font-name="CMBX12" fo:font-size="12pt" officeooo:rsid="00147e2b" style:font-size-asian="12pt"/>
    </style:style>
    <style:style style:name="T6" style:family="text">
      <style:text-properties style:font-name="CMBX12" fo:font-size="12pt" officeooo:rsid="00174b93" style:font-size-asian="12pt"/>
    </style:style>
    <style:style style:name="T7" style:family="text">
      <style:text-properties style:font-name="CMBX12" fo:font-size="12pt" officeooo:rsid="001915f2" style:font-size-asian="12pt"/>
    </style:style>
    <style:style style:name="T8" style:family="text">
      <style:text-properties style:font-name="CMBX12" fo:font-size="12pt" officeooo:rsid="001a3e13" style:font-size-asian="12pt"/>
    </style:style>
    <style:style style:name="T9" style:family="text">
      <style:text-properties style:font-name="CMBX12" fo:font-size="12pt" officeooo:rsid="001c0696" style:font-size-asian="12pt"/>
    </style:style>
    <style:style style:name="T10" style:family="text">
      <style:text-properties style:font-name="CMBX12" fo:font-size="12pt" officeooo:rsid="001cf4c3" style:font-size-asian="12pt"/>
    </style:style>
    <style:style style:name="T11" style:family="text">
      <style:text-properties style:font-name="CMBX12" fo:font-size="12pt" officeooo:rsid="001ec712" style:font-size-asian="12pt"/>
    </style:style>
    <style:style style:name="T12" style:family="text">
      <style:text-properties style:font-name="CMBX12" fo:font-size="12pt" officeooo:rsid="0020a400" style:font-size-asian="12pt"/>
    </style:style>
    <style:style style:name="T13" style:family="text">
      <style:text-properties style:font-name="CMBX12" fo:font-size="12pt" officeooo:rsid="0020f4a5" style:font-size-asian="12pt"/>
    </style:style>
    <style:style style:name="T14" style:family="text">
      <style:text-properties style:font-name="CMBX12" fo:font-size="12pt" officeooo:rsid="0025945c" style:font-size-asian="12pt"/>
    </style:style>
    <style:style style:name="T15" style:family="text">
      <style:text-properties style:font-name="CMBX12" fo:font-size="12pt" fo:font-style="italic" officeooo:rsid="00147e2b" style:font-size-asian="12pt" style:font-style-asian="italic" style:font-style-complex="italic"/>
    </style:style>
    <style:style style:name="T16" style:family="text">
      <style:text-properties style:font-name="CMBX12" officeooo:rsid="001915f2"/>
    </style:style>
    <style:style style:name="T17" style:family="text">
      <style:text-properties style:font-name="CMBX12" officeooo:rsid="001959e3"/>
    </style:style>
    <style:style style:name="T18" style:family="text">
      <style:text-properties style:font-name="CMBX12" officeooo:rsid="002264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ST662 Topics in Data Analytics - Assignment </text:span><text:span text:style-name="T7">#</text:span><text:span text:style-name="T2"> 1</text:span></text:p>
      <text:p text:style-name="P15"><text:span text:style-name="T2">Student: Paul Williamson<text:line-break/>Student ID: 18145469</text:span></text:p>
      <text:p text:style-name="Standard"><text:span text:style-name="T2"/></text:p>
      <text:p text:style-name="P17"><text:span text:style-name="T2">Dataset:</text:span></text:p>
      <text:p text:style-name="P9"><text:span text:style-name="T2"/></text:p>
      <text:list xml:id="list548836573" text:style-name="L5">
        <text:list-item>
          <text:p text:style-name="P12"><text:span text:style-name="T3">The dataset (Toenail.xlsx) originally consisted of 5 </text:span><text:span text:style-name="T13">V</text:span><text:span text:style-name="T3">ariables (ID, Time, Gender, Treat, Y);</text:span></text:p>
          <text:p text:style-name="P5"><text:span text:style-name="T2">and 1907 </text:span><text:span text:style-name="T13">O</text:span><text:span text:style-name="T2">bservations.</text:span></text:p>
        </text:list-item>
        <text:list-item>
          <text:p text:style-name="P12"><text:span text:style-name="T3">One extra variable (Obs) was added to assist </text:span><text:span text:style-name="T13">the </text:span><text:span text:style-name="T3">error screening process. The entries for this variable were a contiguous list of numbers from 1 to 1907.</text:span></text:p>
        </text:list-item>
      </text:list>
      <text:p text:style-name="P6"><text:span text:style-name="T3"/></text:p>
      <text:p text:style-name="P18"><text:span text:style-name="T2">Variable: </text:span><text:span text:style-name="T3">I</text:span><text:span text:style-name="T2">D:</text:span></text:p>
      <text:p text:style-name="P7"><text:span text:style-name="T2"/></text:p>
      <text:list xml:id="list927324947" text:style-name="L3">
        <text:list-item>
          <text:p text:style-name="P4"><text:span text:style-name="T2">The first variable examined was ID. This is a numeric variable. Entries were found to consist of numbers from 1 to 294 but with one entry of 722 found to occur at Obs:1758. </text:span></text:p>
        </text:list-item>
        <text:list-item>
          <text:p text:style-name="P2"><text:span text:style-name="T2">On closer </text:span><text:span text:style-name="T4">inspection of</text:span><text:span text:style-name="T2"> Obs:1757 and Obs:1759 </text:span><text:span text:style-name="T4">both had an ID:272 and Gender: Female. </text:span></text:p>
        </text:list-item>
        <text:list-item>
          <text:p text:style-name="P3"><text:span text:style-name="T4">The other possible entry for ID:722 was ID:227. However this was found to have 7 records (the max possible) associated with it and each with a Gender: Male entry. My conclusion was that the correct entry should </text:span><text:span text:style-name="T5">be</text:span><text:span text:style-name="T4"> ID </text:span><text:span text:style-name="T5">= </text:span><text:span text:style-name="T4">272.</text:span></text:p>
        </text:list-item>
        <text:list-item>
          <text:p text:style-name="P3"><text:span text:style-name="T5">I made the correction using a simple IF </text:span><text:span text:style-name="T15">cond</text:span><text:span text:style-name="T5"> THEN </text:span><text:span text:style-name="T15">cond</text:span><text:span text:style-name="T5"> statement to replace ID value 722 with 272.</text:span></text:p>
        </text:list-item>
      </text:list>
      <text:p text:style-name="P1"><text:span text:style-name="T2"/></text:p>
      <text:p text:style-name="P18"><text:span text:style-name="T2">Variable: TIME:</text:span></text:p>
      <text:p text:style-name="P7"><text:span text:style-name="T2"/></text:p>
      <text:list xml:id="list1221917725" text:style-name="L4">
        <text:list-item>
          <text:p text:style-name="P8"><text:span text:style-name="T2">The next variable examined was TIME. This is a numeric variable. Entries here should be in the range (1-12). There was one entry which had value 13 input. </text:span></text:p>
        </text:list-item>
        <text:list-item>
          <text:p text:style-name="P10"><text:span text:style-name="T2">On closer inspection, the ID associated with the incorrect TIME entry was ID:55. When I checked all the records for ID:55 (group) it had 7 records but seemed to be missing a record with TIME:12 value when compared to other such grouped records.</text:span></text:p>
        </text:list-item>
        <text:list-item>
          <text:p text:style-name="P10"><text:span text:style-name="T2">Assuming the correct value should be 12 instead of 13, the correction was similar to above for ID, except </text:span><text:span text:style-name="T6">on this occasion </text:span><text:span text:style-name="T2">I also included the additional condition of ID = 55 in the IF... THEN... statement to ensure that I was only acting on the one record I had already identified.</text:span></text:p>
        </text:list-item>
      </text:list>
      <text:p text:style-name="P9"><text:span text:style-name="T2"/></text:p>
      <text:p text:style-name="P17"><text:span text:style-name="T2">Variable: TREAT:</text:span></text:p>
      <text:p text:style-name="P9"><text:span text:style-name="T2"/></text:p>
      <text:list xml:id="list2257280863" text:style-name="L6">
        <text:list-item>
          <text:p text:style-name="P13"><text:span text:style-name="T2">The </text:span><text:span text:style-name="T8">char </text:span><text:span text:style-name="T2">variable TREAT was found to have values in the set (0, 1) with one exception. <text:s/>At Obs:1052 the variable TREAT was found to have an entry = ‘A’. Given the constraint (0 or 1), this was invalid.</text:span></text:p>
        </text:list-item>
        <text:list-item>
          <text:p text:style-name="P13"><text:span text:style-name="T2">When I examined this record in the context of other nearby surrounding records, I realised that the TREAT value was a value that was consistent for each individual group of records (grouped by ID). This suggested that it was appropriate to then modify the incorrect TREAT entry to match the other entries for the group of records it belonged to (grouped by ID).</text:span></text:p>
        </text:list-item>
        <text:list-item>
          <text:p text:style-name="P13"><text:span text:style-name="T2">I found that it belonged to the group marked by ID:163, therefore I replaced the invalid TREAT value = ‘A’ with TREAT = 0 using an <text:s/></text:span><text:span text:style-name="T5">IF </text:span><text:span text:style-name="T15">cond</text:span><text:span text:style-name="T5"> THEN </text:span><text:span text:style-name="T15">cond</text:span><text:span text:style-name="T5"> statement </text:span><text:span text:style-name="T2">as before.</text:span></text:p>
        </text:list-item>
      </text:list>
      <text:p text:style-name="P9"><text:span text:style-name="T2"/></text:p>
      <text:p text:style-name="P9"><text:span text:style-name="T2"/></text:p>
      <text:p text:style-name="P26"><text:span text:style-name="T2">Variable: </text:span><text:span text:style-name="T7">GENDER</text:span><text:span text:style-name="T2">:</text:span></text:p>
      <text:p text:style-name="P11"><text:span text:style-name="T2"/></text:p>
      <text:list xml:id="list1220063593" text:style-name="L7">
        <text:list-item>
          <text:p text:style-name="P14"><text:span text:style-name="T2">The </text:span><text:span text:style-name="T8">char </text:span><text:span text:style-name="T2">variable </text:span><text:span text:style-name="T8">GENDER</text:span><text:span text:style-name="T2"> </text:span><text:span text:style-name="T8">was defined with values ‘Female’ or ‘Male’; however no less than 8 entries were detected with entry = ‘A’ <text:s/>which are</text:span><text:span text:style-name="T2"> invalid </text:span><text:span text:style-name="T8">for this variable.</text:span></text:p>
        </text:list-item>
        <text:list-item>
          <text:p text:style-name="P14"><text:span text:style-name="T2">When I </text:span><text:span text:style-name="T8">examined all the records with entry‘A’ as Gender I realised there was records associated with only two distinct IDs 174 &amp; 252.</text:span></text:p>
        </text:list-item>
        <text:list-item>
          <text:p text:style-name="P21"><text:span text:style-name="T2">I decided to check all the records for these two IDs separately.</text:span></text:p>
        </text:list-item>
        <text:list-item>
          <text:p text:style-name="P21"><text:span text:style-name="T2">ID:174 had 7 records associated with it, all with Gender:Female except the invalid one at Obs:1121. This suggested to me that the invalid entry could be corrected as all these records pertained to the same ID:174. I made the correction as before using a</text:span><text:span text:style-name="T10">n</text:span><text:span text:style-name="T2"> </text:span><text:span text:style-name="T5">IF </text:span><text:span text:style-name="T15">cond</text:span><text:span text:style-name="T5"> THEN </text:span><text:span text:style-name="T2">statement as before and using the ID:174 and Gender:’A’ as conditions to ensure I was only acting on the one invalid record.</text:span></text:p>
        </text:list-item>
        <text:list-item>
          <text:p text:style-name="P22"><text:span text:style-name="T2">ID:252 also had 7 records. However all 7 records had the gender incorrectly entered as ‘A’. Because of this it was not possible to determine the correct value for these </text:span><text:span text:style-name="T9">7 </text:span><text:span text:style-name="T2">records. </text:span><text:span text:style-name="T9">In this case the only option left was to mark the gender entry for all 7 records as missing.</text:span></text:p>
        </text:list-item>
        <text:list-item>
          <text:p text:style-name="P22"><text:span text:style-name="T9">As before I replaced the Gender entries using a IF cond THEN statement; this time I replaced the entries in the char variable with a ‘ ’ blank value to indicate that the correct data in missing.</text:span></text:p>
        </text:list-item>
      </text:list>
      <text:p text:style-name="P23"><text:span text:style-name="T9"/></text:p>
      <text:p text:style-name="P19"><text:span text:style-name="T9">V</text:span><text:span text:style-name="T2">ariable: Y:</text:span></text:p>
      <text:p text:style-name="P24"><text:span text:style-name="T2"/></text:p>
      <text:list xml:id="list4084264447" text:style-name="L8">
        <text:list-item>
          <text:p text:style-name="P25"><text:span text:style-name="T2">The numeric variable Y should have values either 1 (infection present) or 0 (no infection present). On examination two records were detected with incorrect values at:</text:span></text:p>
          <text:list>
            <text:list-item>
              <text:list>
                <text:list-header>
                  <text:p text:style-name="P25"><text:span text:style-name="T2">Obs:412 which had ID:67 and Y = 5</text:span></text:p>
                  <text:p text:style-name="P25"><text:span text:style-name="T2">Obs:784 which had ID:123 and Y = 4. </text:span></text:p>
                </text:list-header>
              </text:list>
            </text:list-item>
          </text:list>
        </text:list-item>
        <text:list-item>
          <text:p text:style-name="P25"><text:span text:style-name="T2">At first glance both of these entries would seem to be easy fixes. However, because of the nature of the variable, making assumptions about the data or correctly interpreting it this time may be more difficult.</text:span></text:p>
        </text:list-item>
        <text:list-item>
          <text:p text:style-name="P25"><text:span text:style-name="T2">With ID:67, a male with 7/7 entries for TIME (response records), only the last Y entry is incorrect i.e. </text:span><text:span text:style-name="T11">Y</text:span><text:span text:style-name="T2"> = 5. This could easily </text:span><text:span text:style-name="T12">be </text:span><text:span text:style-name="T2">replaced with a 0, which would be consistent with all </text:span><text:span text:style-name="T12">the </text:span><text:span text:style-name="T2">other </text:span><text:span text:style-name="T12">Y</text:span><text:span text:style-name="T2"> values (presense of infection) for this ID:67. However note </text:span><text:span text:style-name="T12">that </text:span><text:span text:style-name="T2">the TREAT entry for this ID is 0. Without more information this might mean that this patient received no treatment. </text:span><text:span text:style-name="T12">Also,</text:span><text:span text:style-name="T2"> with a common infection such as TDO it's entirely possible that the </text:span><text:span text:style-name="T11">Y</text:span><text:span text:style-name="T2"> value </text:span><text:span text:style-name="T12">here </text:span><text:span text:style-name="T11">c</text:span><text:span text:style-name="T2">ould be 1 (infection present). </text:span><text:span text:style-name="T12">Therefore i</text:span><text:span text:style-name="T2">t's not possible to accurately discern a correct </text:span><text:span text:style-name="T11">Y </text:span><text:span text:style-name="T2">value </text:span><text:span text:style-name="T11">(</text:span><text:span text:style-name="T2">0 or 1</text:span><text:span text:style-name="T11">)</text:span><text:span text:style-name="T2"> for Obs:412.</text:span></text:p>
        </text:list-item>
        <text:list-item>
          <text:p text:style-name="P25"><text:span text:style-name="T2">With ID:123, also a male with 7/7 entries for TIME (response records), Obs:784 at TIME:2 </text:span><text:span text:style-name="T11">is</text:span><text:span text:style-name="T2"> incorrect i.e. </text:span><text:span text:style-name="T11">Y</text:span><text:span text:style-name="T2"> = 4. However, at the start of the experiment it seems this patient presented already with </text:span><text:span text:style-name="T11">a </text:span><text:span text:style-name="T2">TDO infection (</text:span><text:span text:style-name="T11">Y</text:span><text:span text:style-name="T2"> = 1). </text:span><text:span text:style-name="T12">Then t</text:span><text:span text:style-name="T2">he </text:span><text:span text:style-name="T11">Y</text:span><text:span text:style-name="T2"> response </text:span><text:span text:style-name="T11">value </text:span><text:span text:style-name="T2">changed between TIME:1 &amp; TIME:3; but it's not possible to discern from th</text:span><text:span text:style-name="T12">is</text:span><text:span text:style-name="T2"> dataset whether the response at TIME:2 should be 1 (infected) or 0 (not infected).</text:span></text:p>
        </text:list-item>
        <text:list-item>
          <text:p text:style-name="P25"><text:span text:style-name="T2">In light of both situations above, the only option left is to mark both entries as missing data i.e. </text:span><text:span text:style-name="T11">the entry in this numeric variable for </text:span><text:span text:style-name="T14">both of</text:span><text:span text:style-name="T11"> these records should be set equal to</text:span><text:span text:style-name="T2"> '</text:span><text:span text:style-name="T12">.</text:span><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BX12" svg:font-family="CMBX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text-properties fo:font-size="10pt" fo:font-weight="normal" officeooo:paragraph-rsid="001959e3" style:font-size-asian="10pt" style:font-weight-asian="normal" style:font-size-complex="10pt" style:font-weight-complex="normal"/>
    </style:style>
    <style:style style:name="MP2" style:family="paragraph" style:parent-style-name="Footer">
      <style:paragraph-properties fo:text-align="start" style:justify-single-word="false"/>
      <style:text-properties fo:font-size="10pt" officeooo:rsid="001959e3" officeooo:paragraph-rsid="001959e3" style:font-size-asian="10pt" style:font-size-complex="10pt"/>
    </style:style>
    <style:style style:name="MP3" style:family="paragraph" style:parent-style-name="Footer">
      <style:text-properties fo:font-size="10pt" officeooo:rsid="001959e3" officeooo:paragraph-rsid="001959e3" style:font-size-asian="10pt" style:font-size-complex="10pt"/>
    </style:style>
    <style:style style:name="MT1" style:family="text">
      <style:text-properties style:font-name="CMBX12"/>
    </style:style>
    <style:style style:name="MT2" style:family="text">
      <style:text-properties style:font-name="CMBX12" officeooo:rsid="002264d1"/>
    </style:style>
    <style:style style:name="MT3" style:family="text">
      <style:text-properties style:font-name="CMBX12" officeooo:rsid="001959e3"/>
    </style:style>
    <style:style style:name="MT4" style:family="text">
      <style:text-properties style:font-name="CMBX12" officeooo:rsid="001915f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ST662 Topics in Data Analytics</text:span><text:span text:style-name="MT2"> – </text:span><text:span text:style-name="MT3">Assignment </text:span><text:span text:style-name="MT4">#</text:span><text:span text:style-name="MT3"> 1<text:tab/><text:tab/><text:tab/><text:tab/><text:tab/><text:tab/><text:tab/>Page </text:span><text:span text:style-name="MT3"><text:page-number text:select-page="current">1</text:page-number></text:span><text:span text:style-name="MT3"><text:s/>of </text:span><text:span text:style-name="MT3"><text:page-count>2</text:page-count></text:span></text:p>
        <text:p text:style-name="MP2">Student: Paul Williamson<text:tab/><text:tab/></text:p>
        <text:p text:style-name="MP3">ID: 1814546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0:27:40.415000000</meta:creation-date>
    <dc:date>2019-02-18T01:58:44.452000000</dc:date>
    <meta:editing-duration>PT24M44S</meta:editing-duration>
    <meta:editing-cycles>10</meta:editing-cycles>
    <meta:generator>LibreOffice/6.0.6.2$Windows_X86_64 LibreOffice_project/0c292870b25a325b5ed35f6b45599d2ea4458e77</meta:generator>
    <meta:document-statistic meta:table-count="0" meta:image-count="0" meta:object-count="0" meta:page-count="2" meta:paragraph-count="37" meta:word-count="989" meta:character-count="5433" meta:non-whitespace-character-count="4488"/>
  </office:meta>
</office:document-meta>
</file>